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4192" calcext:value-type="float">
            <text:p>54192</text:p>
          </table:table-cell>
          <table:table-cell office:value-type="float" office:value="54250" calcext:value-type="float">
            <text:p>542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4250" calcext:value-type="float">
            <text:p>54250</text:p>
          </table:table-cell>
          <table:table-cell office:value-type="float" office:value="54310" calcext:value-type="float">
            <text:p>5431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310" calcext:value-type="float">
            <text:p>54310</text:p>
          </table:table-cell>
          <table:table-cell office:value-type="float" office:value="54421" calcext:value-type="float">
            <text:p>5442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4421" calcext:value-type="float">
            <text:p>54421</text:p>
          </table:table-cell>
          <table:table-cell office:value-type="float" office:value="54743" calcext:value-type="float">
            <text:p>5474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4792" calcext:value-type="float">
            <text:p>54792</text:p>
          </table:table-cell>
          <table:table-cell office:value-type="float" office:value="54837" calcext:value-type="float">
            <text:p>5483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4837" calcext:value-type="float">
            <text:p>54837</text:p>
          </table:table-cell>
          <table:table-cell office:value-type="float" office:value="54915" calcext:value-type="float">
            <text:p>549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915" calcext:value-type="float">
            <text:p>54915</text:p>
          </table:table-cell>
          <table:table-cell office:value-type="float" office:value="54962" calcext:value-type="float">
            <text:p>5496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4962" calcext:value-type="float">
            <text:p>54962</text:p>
          </table:table-cell>
          <table:table-cell office:value-type="float" office:value="55091" calcext:value-type="float">
            <text:p>5509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125" calcext:value-type="float">
            <text:p>55125</text:p>
          </table:table-cell>
          <table:table-cell office:value-type="float" office:value="55216" calcext:value-type="float">
            <text:p>5521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5216" calcext:value-type="float">
            <text:p>55216</text:p>
          </table:table-cell>
          <table:table-cell office:value-type="float" office:value="55322" calcext:value-type="float">
            <text:p>5532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322" calcext:value-type="float">
            <text:p>55322</text:p>
          </table:table-cell>
          <table:table-cell office:value-type="float" office:value="55470" calcext:value-type="float">
            <text:p>5547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5470" calcext:value-type="float">
            <text:p>55470</text:p>
          </table:table-cell>
          <table:table-cell office:value-type="float" office:value="55852" calcext:value-type="float">
            <text:p>5585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852" calcext:value-type="float">
            <text:p>55852</text:p>
          </table:table-cell>
          <table:table-cell office:value-type="float" office:value="56280" calcext:value-type="float">
            <text:p>562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280" calcext:value-type="float">
            <text:p>56280</text:p>
          </table:table-cell>
          <table:table-cell office:value-type="float" office:value="56364" calcext:value-type="float">
            <text:p>5636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6364" calcext:value-type="float">
            <text:p>56364</text:p>
          </table:table-cell>
          <table:table-cell office:value-type="float" office:value="56395" calcext:value-type="float">
            <text:p>563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395" calcext:value-type="float">
            <text:p>56395</text:p>
          </table:table-cell>
          <table:table-cell office:value-type="float" office:value="56447" calcext:value-type="float">
            <text:p>564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447" calcext:value-type="float">
            <text:p>56447</text:p>
          </table:table-cell>
          <table:table-cell office:value-type="float" office:value="57047" calcext:value-type="float">
            <text:p>57047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6447" calcext:value-type="float">
            <text:p>56447</text:p>
          </table:table-cell>
          <table:table-cell office:value-type="float" office:value="57047" calcext:value-type="float">
            <text:p>5704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7105" calcext:value-type="float">
            <text:p>57105</text:p>
          </table:table-cell>
          <table:table-cell office:value-type="float" office:value="57151" calcext:value-type="float">
            <text:p>5715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7151" calcext:value-type="float">
            <text:p>57151</text:p>
          </table:table-cell>
          <table:table-cell office:value-type="float" office:value="57179" calcext:value-type="float">
            <text:p>5717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179" calcext:value-type="float">
            <text:p>57179</text:p>
          </table:table-cell>
          <table:table-cell office:value-type="float" office:value="57493" calcext:value-type="float">
            <text:p>5749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7493" calcext:value-type="float">
            <text:p>57493</text:p>
          </table:table-cell>
          <table:table-cell office:value-type="float" office:value="58119" calcext:value-type="float">
            <text:p>5811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119" calcext:value-type="float">
            <text:p>58119</text:p>
          </table:table-cell>
          <table:table-cell office:value-type="float" office:value="58181" calcext:value-type="float">
            <text:p>5818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8181" calcext:value-type="float">
            <text:p>58181</text:p>
          </table:table-cell>
          <table:table-cell office:value-type="float" office:value="58297" calcext:value-type="float">
            <text:p>5829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8547" calcext:value-type="float">
            <text:p>58547</text:p>
          </table:table-cell>
          <table:table-cell office:value-type="float" office:value="58624" calcext:value-type="float">
            <text:p>5862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8624" calcext:value-type="float">
            <text:p>58624</text:p>
          </table:table-cell>
          <table:table-cell office:value-type="float" office:value="58714" calcext:value-type="float">
            <text:p>5871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8594" calcext:value-type="float">
            <text:p>58594</text:p>
          </table:table-cell>
          <table:table-cell office:value-type="float" office:value="58726" calcext:value-type="float">
            <text:p>587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714" calcext:value-type="float">
            <text:p>58714</text:p>
          </table:table-cell>
          <table:table-cell office:value-type="float" office:value="58792" calcext:value-type="float">
            <text:p>5879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8792" calcext:value-type="float">
            <text:p>58792</text:p>
          </table:table-cell>
          <table:table-cell office:value-type="float" office:value="59008" calcext:value-type="float">
            <text:p>590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012" calcext:value-type="float">
            <text:p>59012</text:p>
          </table:table-cell>
          <table:table-cell office:value-type="float" office:value="59050" calcext:value-type="float">
            <text:p>590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9050" calcext:value-type="float">
            <text:p>59050</text:p>
          </table:table-cell>
          <table:table-cell office:value-type="float" office:value="59092" calcext:value-type="float">
            <text:p>5909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9178" calcext:value-type="float">
            <text:p>59178</text:p>
          </table:table-cell>
          <table:table-cell office:value-type="float" office:value="59242" calcext:value-type="float">
            <text:p>5924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9242" calcext:value-type="float">
            <text:p>59242</text:p>
          </table:table-cell>
          <table:table-cell office:value-type="float" office:value="59268" calcext:value-type="float">
            <text:p>592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268" calcext:value-type="float">
            <text:p>59268</text:p>
          </table:table-cell>
          <table:table-cell office:value-type="float" office:value="59591" calcext:value-type="float">
            <text:p>5959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9591" calcext:value-type="float">
            <text:p>59591</text:p>
          </table:table-cell>
          <table:table-cell office:value-type="float" office:value="59737" calcext:value-type="float">
            <text:p>597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737" calcext:value-type="float">
            <text:p>59737</text:p>
          </table:table-cell>
          <table:table-cell office:value-type="float" office:value="59833" calcext:value-type="float">
            <text:p>5983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9833" calcext:value-type="float">
            <text:p>59833</text:p>
          </table:table-cell>
          <table:table-cell office:value-type="float" office:value="59954" calcext:value-type="float">
            <text:p>599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954" calcext:value-type="float">
            <text:p>59954</text:p>
          </table:table-cell>
          <table:table-cell office:value-type="float" office:value="60048" calcext:value-type="float">
            <text:p>600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0048" calcext:value-type="float">
            <text:p>60048</text:p>
          </table:table-cell>
          <table:table-cell office:value-type="float" office:value="60208" calcext:value-type="float">
            <text:p>602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208" calcext:value-type="float">
            <text:p>60208</text:p>
          </table:table-cell>
          <table:table-cell office:value-type="float" office:value="60291" calcext:value-type="float">
            <text:p>6029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0291" calcext:value-type="float">
            <text:p>60291</text:p>
          </table:table-cell>
          <table:table-cell office:value-type="float" office:value="60420" calcext:value-type="float">
            <text:p>6042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420" calcext:value-type="float">
            <text:p>60420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0530" calcext:value-type="float">
            <text:p>60530</text:p>
          </table:table-cell>
          <table:table-cell office:value-type="float" office:value="60716" calcext:value-type="float">
            <text:p>6071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0785" calcext:value-type="float">
            <text:p>60785</text:p>
          </table:table-cell>
          <table:table-cell office:value-type="float" office:value="60856" calcext:value-type="float">
            <text:p>6085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60856" calcext:value-type="float">
            <text:p>60856</text:p>
          </table:table-cell>
          <table:table-cell office:value-type="float" office:value="60932" calcext:value-type="float">
            <text:p>609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932" calcext:value-type="float">
            <text:p>60932</text:p>
          </table:table-cell>
          <table:table-cell office:value-type="float" office:value="61162" calcext:value-type="float">
            <text:p>611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1162" calcext:value-type="float">
            <text:p>61162</text:p>
          </table:table-cell>
          <table:table-cell office:value-type="float" office:value="61212" calcext:value-type="float">
            <text:p>6121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212" calcext:value-type="float">
            <text:p>61212</text:p>
          </table:table-cell>
          <table:table-cell office:value-type="float" office:value="61357" calcext:value-type="float">
            <text:p>6135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1357" calcext:value-type="float">
            <text:p>61357</text:p>
          </table:table-cell>
          <table:table-cell office:value-type="float" office:value="61511" calcext:value-type="float">
            <text:p>615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511" calcext:value-type="float">
            <text:p>61511</text:p>
          </table:table-cell>
          <table:table-cell office:value-type="float" office:value="61649" calcext:value-type="float">
            <text:p>616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1649" calcext:value-type="float">
            <text:p>61649</text:p>
          </table:table-cell>
          <table:table-cell office:value-type="float" office:value="61759" calcext:value-type="float">
            <text:p>6175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1923" calcext:value-type="float">
            <text:p>61923</text:p>
          </table:table-cell>
          <table:table-cell office:value-type="float" office:value="61954" calcext:value-type="float">
            <text:p>6195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1954" calcext:value-type="float">
            <text:p>61954</text:p>
          </table:table-cell>
          <table:table-cell office:value-type="float" office:value="61997" calcext:value-type="float">
            <text:p>6199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997" calcext:value-type="float">
            <text:p>61997</text:p>
          </table:table-cell>
          <table:table-cell office:value-type="float" office:value="62229" calcext:value-type="float">
            <text:p>62229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62229" calcext:value-type="float">
            <text:p>62229</text:p>
          </table:table-cell>
          <table:table-cell office:value-type="float" office:value="62247" calcext:value-type="float">
            <text:p>622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237" calcext:value-type="float">
            <text:p>62237</text:p>
          </table:table-cell>
          <table:table-cell office:value-type="float" office:value="62339" calcext:value-type="float">
            <text:p>6233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2339" calcext:value-type="float">
            <text:p>62339</text:p>
          </table:table-cell>
          <table:table-cell office:value-type="float" office:value="62575" calcext:value-type="float">
            <text:p>6257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2609" calcext:value-type="float">
            <text:p>62609</text:p>
          </table:table-cell>
          <table:table-cell office:value-type="float" office:value="62641" calcext:value-type="float">
            <text:p>6264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2641" calcext:value-type="float">
            <text:p>62641</text:p>
          </table:table-cell>
          <table:table-cell office:value-type="float" office:value="62678" calcext:value-type="float">
            <text:p>626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678" calcext:value-type="float">
            <text:p>62678</text:p>
          </table:table-cell>
          <table:table-cell office:value-type="float" office:value="62733" calcext:value-type="float">
            <text:p>6273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2733" calcext:value-type="float">
            <text:p>62733</text:p>
          </table:table-cell>
          <table:table-cell office:value-type="float" office:value="62775" calcext:value-type="float">
            <text:p>6277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5137" calcext:value-type="float">
            <text:p>65137</text:p>
          </table:table-cell>
          <table:table-cell office:value-type="float" office:value="65230" calcext:value-type="float">
            <text:p>6523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5230" calcext:value-type="float">
            <text:p>65230</text:p>
          </table:table-cell>
          <table:table-cell office:value-type="float" office:value="65534" calcext:value-type="float">
            <text:p>6553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6210" calcext:value-type="float">
            <text:p>66210</text:p>
          </table:table-cell>
          <table:table-cell office:value-type="float" office:value="66274" calcext:value-type="float">
            <text:p>6627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6274" calcext:value-type="float">
            <text:p>66274</text:p>
          </table:table-cell>
          <table:table-cell office:value-type="float" office:value="66318" calcext:value-type="float">
            <text:p>6631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6318" calcext:value-type="float">
            <text:p>66318</text:p>
          </table:table-cell>
          <table:table-cell office:value-type="float" office:value="66430" calcext:value-type="float">
            <text:p>6643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430" calcext:value-type="float">
            <text:p>66430</text:p>
          </table:table-cell>
          <table:table-cell office:value-type="float" office:value="66594" calcext:value-type="float">
            <text:p>665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6746" calcext:value-type="float">
            <text:p>66746</text:p>
          </table:table-cell>
          <table:table-cell office:value-type="float" office:value="66856" calcext:value-type="float">
            <text:p>6685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856" calcext:value-type="float">
            <text:p>66856</text:p>
          </table:table-cell>
          <table:table-cell office:value-type="float" office:value="67130" calcext:value-type="float">
            <text:p>6713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7528" calcext:value-type="float">
            <text:p>67528</text:p>
          </table:table-cell>
          <table:table-cell office:value-type="float" office:value="67599" calcext:value-type="float">
            <text:p>6759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7599" calcext:value-type="float">
            <text:p>67599</text:p>
          </table:table-cell>
          <table:table-cell office:value-type="float" office:value="67685" calcext:value-type="float">
            <text:p>676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7685" calcext:value-type="float">
            <text:p>67685</text:p>
          </table:table-cell>
          <table:table-cell office:value-type="float" office:value="67931" calcext:value-type="float">
            <text:p>6793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7931" calcext:value-type="float">
            <text:p>67931</text:p>
          </table:table-cell>
          <table:table-cell office:value-type="float" office:value="68173" calcext:value-type="float">
            <text:p>681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8173" calcext:value-type="float">
            <text:p>68173</text:p>
          </table:table-cell>
          <table:table-cell office:value-type="float" office:value="68349" calcext:value-type="float">
            <text:p>6834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8473" calcext:value-type="float">
            <text:p>68473</text:p>
          </table:table-cell>
          <table:table-cell office:value-type="float" office:value="68709" calcext:value-type="float">
            <text:p>6870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9027" calcext:value-type="float">
            <text:p>69027</text:p>
          </table:table-cell>
          <table:table-cell office:value-type="float" office:value="69081" calcext:value-type="float">
            <text:p>6908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9081" calcext:value-type="float">
            <text:p>69081</text:p>
          </table:table-cell>
          <table:table-cell office:value-type="float" office:value="69141" calcext:value-type="float">
            <text:p>6914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141" calcext:value-type="float">
            <text:p>69141</text:p>
          </table:table-cell>
          <table:table-cell office:value-type="float" office:value="69213" calcext:value-type="float">
            <text:p>6921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9213" calcext:value-type="float">
            <text:p>69213</text:p>
          </table:table-cell>
          <table:table-cell office:value-type="float" office:value="69369" calcext:value-type="float">
            <text:p>693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559" calcext:value-type="float">
            <text:p>69559</text:p>
          </table:table-cell>
          <table:table-cell office:value-type="float" office:value="69681" calcext:value-type="float">
            <text:p>6968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9681" calcext:value-type="float">
            <text:p>69681</text:p>
          </table:table-cell>
          <table:table-cell office:value-type="float" office:value="69903" calcext:value-type="float">
            <text:p>699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9962" calcext:value-type="float">
            <text:p>69962</text:p>
          </table:table-cell>
          <table:table-cell office:value-type="float" office:value="70141" calcext:value-type="float">
            <text:p>7014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0141" calcext:value-type="float">
            <text:p>70141</text:p>
          </table:table-cell>
          <table:table-cell office:value-type="float" office:value="70233" calcext:value-type="float">
            <text:p>702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0233" calcext:value-type="float">
            <text:p>70233</text:p>
          </table:table-cell>
          <table:table-cell office:value-type="float" office:value="70373" calcext:value-type="float">
            <text:p>703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0373" calcext:value-type="float">
            <text:p>70373</text:p>
          </table:table-cell>
          <table:table-cell office:value-type="float" office:value="70553" calcext:value-type="float">
            <text:p>7055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0695" calcext:value-type="float">
            <text:p>70695</text:p>
          </table:table-cell>
          <table:table-cell office:value-type="float" office:value="70851" calcext:value-type="float">
            <text:p>7085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0851" calcext:value-type="float">
            <text:p>70851</text:p>
          </table:table-cell>
          <table:table-cell office:value-type="float" office:value="71073" calcext:value-type="float">
            <text:p>7107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table:number-columns-repeated="2" office:value-type="float" office:value="71316" calcext:value-type="float">
            <text:p>7131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1316" calcext:value-type="float">
            <text:p>71316</text:p>
          </table:table-cell>
          <table:table-cell office:value-type="float" office:value="71352" calcext:value-type="float">
            <text:p>713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1352" calcext:value-type="float">
            <text:p>71352</text:p>
          </table:table-cell>
          <table:table-cell office:value-type="float" office:value="71465" calcext:value-type="float">
            <text:p>7146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1465" calcext:value-type="float">
            <text:p>71465</text:p>
          </table:table-cell>
          <table:table-cell office:value-type="float" office:value="71594" calcext:value-type="float">
            <text:p>715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1804" calcext:value-type="float">
            <text:p>71804</text:p>
          </table:table-cell>
          <table:table-cell office:value-type="float" office:value="71890" calcext:value-type="float">
            <text:p>718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1890" calcext:value-type="float">
            <text:p>71890</text:p>
          </table:table-cell>
          <table:table-cell office:value-type="float" office:value="72125" calcext:value-type="float">
            <text:p>721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2319" calcext:value-type="float">
            <text:p>72319</text:p>
          </table:table-cell>
          <table:table-cell office:value-type="float" office:value="72362" calcext:value-type="float">
            <text:p>7236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2362" calcext:value-type="float">
            <text:p>72362</text:p>
          </table:table-cell>
          <table:table-cell office:value-type="float" office:value="72394" calcext:value-type="float">
            <text:p>723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2394" calcext:value-type="float">
            <text:p>72394</text:p>
          </table:table-cell>
          <table:table-cell office:value-type="float" office:value="72481" calcext:value-type="float">
            <text:p>7248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2481" calcext:value-type="float">
            <text:p>72481</text:p>
          </table:table-cell>
          <table:table-cell office:value-type="float" office:value="72659" calcext:value-type="float">
            <text:p>7265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2811" calcext:value-type="float">
            <text:p>72811</text:p>
          </table:table-cell>
          <table:table-cell office:value-type="float" office:value="72902" calcext:value-type="float">
            <text:p>7290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2902" calcext:value-type="float">
            <text:p>72902</text:p>
          </table:table-cell>
          <table:table-cell office:value-type="float" office:value="73136" calcext:value-type="float">
            <text:p>7313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3516" calcext:value-type="float">
            <text:p>73516</text:p>
          </table:table-cell>
          <table:table-cell office:value-type="float" office:value="73583" calcext:value-type="float">
            <text:p>735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3652" calcext:value-type="float">
            <text:p>73652</text:p>
          </table:table-cell>
          <table:table-cell office:value-type="float" office:value="73773" calcext:value-type="float">
            <text:p>737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3773" calcext:value-type="float">
            <text:p>73773</text:p>
          </table:table-cell>
          <table:table-cell office:value-type="float" office:value="73909" calcext:value-type="float">
            <text:p>7390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3948" calcext:value-type="float">
            <text:p>73948</text:p>
          </table:table-cell>
          <table:table-cell office:value-type="float" office:value="74006" calcext:value-type="float">
            <text:p>7400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4006" calcext:value-type="float">
            <text:p>74006</text:p>
          </table:table-cell>
          <table:table-cell office:value-type="float" office:value="74104" calcext:value-type="float">
            <text:p>7410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104" calcext:value-type="float">
            <text:p>74104</text:p>
          </table:table-cell>
          <table:table-cell office:value-type="float" office:value="74168" calcext:value-type="float">
            <text:p>7416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168" calcext:value-type="float">
            <text:p>74168</text:p>
          </table:table-cell>
          <table:table-cell office:value-type="float" office:value="74253" calcext:value-type="float">
            <text:p>742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7211" calcext:value-type="float">
            <text:p>77211</text:p>
          </table:table-cell>
          <table:table-cell office:value-type="float" office:value="77281" calcext:value-type="float">
            <text:p>7728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7281" calcext:value-type="float">
            <text:p>77281</text:p>
          </table:table-cell>
          <table:table-cell office:value-type="float" office:value="77337" calcext:value-type="float">
            <text:p>773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337" calcext:value-type="float">
            <text:p>77337</text:p>
          </table:table-cell>
          <table:table-cell office:value-type="float" office:value="77370" calcext:value-type="float">
            <text:p>773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7370" calcext:value-type="float">
            <text:p>77370</text:p>
          </table:table-cell>
          <table:table-cell office:value-type="float" office:value="77411" calcext:value-type="float">
            <text:p>774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411" calcext:value-type="float">
            <text:p>77411</text:p>
          </table:table-cell>
          <table:table-cell office:value-type="float" office:value="77527" calcext:value-type="float">
            <text:p>7752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7527" calcext:value-type="float">
            <text:p>77527</text:p>
          </table:table-cell>
          <table:table-cell office:value-type="float" office:value="77637" calcext:value-type="float">
            <text:p>7763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7527" calcext:value-type="float">
            <text:p>77527</text:p>
          </table:table-cell>
          <table:table-cell office:value-type="float" office:value="77645" calcext:value-type="float">
            <text:p>7764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645" calcext:value-type="float">
            <text:p>77645</text:p>
          </table:table-cell>
          <table:table-cell office:value-type="float" office:value="77759" calcext:value-type="float">
            <text:p>777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7759" calcext:value-type="float">
            <text:p>77759</text:p>
          </table:table-cell>
          <table:table-cell office:value-type="float" office:value="77873" calcext:value-type="float">
            <text:p>778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873" calcext:value-type="float">
            <text:p>77873</text:p>
          </table:table-cell>
          <table:table-cell office:value-type="float" office:value="78023" calcext:value-type="float">
            <text:p>780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023" calcext:value-type="float">
            <text:p>78023</text:p>
          </table:table-cell>
          <table:table-cell office:value-type="float" office:value="78323" calcext:value-type="float">
            <text:p>78323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78023" calcext:value-type="float">
            <text:p>78023</text:p>
          </table:table-cell>
          <table:table-cell office:value-type="float" office:value="78323" calcext:value-type="float">
            <text:p>783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435" calcext:value-type="float">
            <text:p>78435</text:p>
          </table:table-cell>
          <table:table-cell office:value-type="float" office:value="78547" calcext:value-type="float">
            <text:p>7854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8729" calcext:value-type="float">
            <text:p>78729</text:p>
          </table:table-cell>
          <table:table-cell office:value-type="float" office:value="78748" calcext:value-type="float">
            <text:p>787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748" calcext:value-type="float">
            <text:p>78748</text:p>
          </table:table-cell>
          <table:table-cell office:value-type="float" office:value="78862" calcext:value-type="float">
            <text:p>788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8862" calcext:value-type="float">
            <text:p>78862</text:p>
          </table:table-cell>
          <table:table-cell office:value-type="float" office:value="79316" calcext:value-type="float">
            <text:p>7931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9544" calcext:value-type="float">
            <text:p>79544</text:p>
          </table:table-cell>
          <table:table-cell office:value-type="float" office:value="79583" calcext:value-type="float">
            <text:p>7958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9578" calcext:value-type="float">
            <text:p>79578</text:p>
          </table:table-cell>
          <table:table-cell office:value-type="float" office:value="79620" calcext:value-type="float">
            <text:p>796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9583" calcext:value-type="float">
            <text:p>79583</text:p>
          </table:table-cell>
          <table:table-cell office:value-type="float" office:value="79661" calcext:value-type="float">
            <text:p>796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661" calcext:value-type="float">
            <text:p>79661</text:p>
          </table:table-cell>
          <table:table-cell office:value-type="float" office:value="79701" calcext:value-type="float">
            <text:p>797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9701" calcext:value-type="float">
            <text:p>79701</text:p>
          </table:table-cell>
          <table:table-cell office:value-type="float" office:value="79745" calcext:value-type="float">
            <text:p>7974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745" calcext:value-type="float">
            <text:p>79745</text:p>
          </table:table-cell>
          <table:table-cell office:value-type="float" office:value="79803" calcext:value-type="float">
            <text:p>798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803" calcext:value-type="float">
            <text:p>79803</text:p>
          </table:table-cell>
          <table:table-cell office:value-type="float" office:value="79884" calcext:value-type="float">
            <text:p>7988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0308" calcext:value-type="float">
            <text:p>80308</text:p>
          </table:table-cell>
          <table:table-cell office:value-type="float" office:value="80391" calcext:value-type="float">
            <text:p>8039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0391" calcext:value-type="float">
            <text:p>80391</text:p>
          </table:table-cell>
          <table:table-cell office:value-type="float" office:value="80485" calcext:value-type="float">
            <text:p>804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0485" calcext:value-type="float">
            <text:p>80485</text:p>
          </table:table-cell>
          <table:table-cell office:value-type="float" office:value="80541" calcext:value-type="float">
            <text:p>8054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0541" calcext:value-type="float">
            <text:p>80541</text:p>
          </table:table-cell>
          <table:table-cell office:value-type="float" office:value="80661" calcext:value-type="float">
            <text:p>806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0661" calcext:value-type="float">
            <text:p>80661</text:p>
          </table:table-cell>
          <table:table-cell office:value-type="float" office:value="80701" calcext:value-type="float">
            <text:p>807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0701" calcext:value-type="float">
            <text:p>80701</text:p>
          </table:table-cell>
          <table:table-cell office:value-type="float" office:value="81631" calcext:value-type="float">
            <text:p>8163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873" calcext:value-type="float">
            <text:p>81873</text:p>
          </table:table-cell>
          <table:table-cell office:value-type="float" office:value="81973" calcext:value-type="float">
            <text:p>8197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1970" calcext:value-type="float">
            <text:p>81970</text:p>
          </table:table-cell>
          <table:table-cell office:value-type="float" office:value="82004" calcext:value-type="float">
            <text:p>8200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1964" calcext:value-type="float">
            <text:p>81964</text:p>
          </table:table-cell>
          <table:table-cell office:value-type="float" office:value="82048" calcext:value-type="float">
            <text:p>820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048" calcext:value-type="float">
            <text:p>82048</text:p>
          </table:table-cell>
          <table:table-cell office:value-type="float" office:value="82138" calcext:value-type="float">
            <text:p>821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138" calcext:value-type="float">
            <text:p>82138</text:p>
          </table:table-cell>
          <table:table-cell office:value-type="float" office:value="82424" calcext:value-type="float">
            <text:p>824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424" calcext:value-type="float">
            <text:p>82424</text:p>
          </table:table-cell>
          <table:table-cell office:value-type="float" office:value="82516" calcext:value-type="float">
            <text:p>8251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2516" calcext:value-type="float">
            <text:p>82516</text:p>
          </table:table-cell>
          <table:table-cell office:value-type="float" office:value="82630" calcext:value-type="float">
            <text:p>826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718" calcext:value-type="float">
            <text:p>82718</text:p>
          </table:table-cell>
          <table:table-cell office:value-type="float" office:value="82799" calcext:value-type="float">
            <text:p>8279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2799" calcext:value-type="float">
            <text:p>82799</text:p>
          </table:table-cell>
          <table:table-cell office:value-type="float" office:value="82903" calcext:value-type="float">
            <text:p>829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903" calcext:value-type="float">
            <text:p>82903</text:p>
          </table:table-cell>
          <table:table-cell office:value-type="float" office:value="82945" calcext:value-type="float">
            <text:p>8294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945" calcext:value-type="float">
            <text:p>82945</text:p>
          </table:table-cell>
          <table:table-cell office:value-type="float" office:value="83299" calcext:value-type="float">
            <text:p>8329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299" calcext:value-type="float">
            <text:p>83299</text:p>
          </table:table-cell>
          <table:table-cell office:value-type="float" office:value="83387" calcext:value-type="float">
            <text:p>8338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3387" calcext:value-type="float">
            <text:p>83387</text:p>
          </table:table-cell>
          <table:table-cell office:value-type="float" office:value="83551" calcext:value-type="float">
            <text:p>8355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551" calcext:value-type="float">
            <text:p>83551</text:p>
          </table:table-cell>
          <table:table-cell office:value-type="float" office:value="83662" calcext:value-type="float">
            <text:p>836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3662" calcext:value-type="float">
            <text:p>83662</text:p>
          </table:table-cell>
          <table:table-cell office:value-type="float" office:value="84016" calcext:value-type="float">
            <text:p>8401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016" calcext:value-type="float">
            <text:p>84016</text:p>
          </table:table-cell>
          <table:table-cell office:value-type="float" office:value="84080" calcext:value-type="float">
            <text:p>8408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080" calcext:value-type="float">
            <text:p>84080</text:p>
          </table:table-cell>
          <table:table-cell office:value-type="float" office:value="84133" calcext:value-type="float">
            <text:p>841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133" calcext:value-type="float">
            <text:p>84133</text:p>
          </table:table-cell>
          <table:table-cell office:value-type="float" office:value="84157" calcext:value-type="float">
            <text:p>8415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4157" calcext:value-type="float">
            <text:p>84157</text:p>
          </table:table-cell>
          <table:table-cell office:value-type="float" office:value="84224" calcext:value-type="float">
            <text:p>842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224" calcext:value-type="float">
            <text:p>84224</text:p>
          </table:table-cell>
          <table:table-cell office:value-type="float" office:value="84346" calcext:value-type="float">
            <text:p>8434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4346" calcext:value-type="float">
            <text:p>84346</text:p>
          </table:table-cell>
          <table:table-cell office:value-type="float" office:value="84520" calcext:value-type="float">
            <text:p>8452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4770" calcext:value-type="float">
            <text:p>84770</text:p>
          </table:table-cell>
          <table:table-cell office:value-type="float" office:value="84863" calcext:value-type="float">
            <text:p>8486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4862" calcext:value-type="float">
            <text:p>84862</text:p>
          </table:table-cell>
          <table:table-cell office:value-type="float" office:value="84956" calcext:value-type="float">
            <text:p>8495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4840" calcext:value-type="float">
            <text:p>84840</text:p>
          </table:table-cell>
          <table:table-cell office:value-type="float" office:value="84958" calcext:value-type="float">
            <text:p>849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024" calcext:value-type="float">
            <text:p>85024</text:p>
          </table:table-cell>
          <table:table-cell office:value-type="float" office:value="85112" calcext:value-type="float">
            <text:p>8511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5112" calcext:value-type="float">
            <text:p>85112</text:p>
          </table:table-cell>
          <table:table-cell office:value-type="float" office:value="85194" calcext:value-type="float">
            <text:p>851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194" calcext:value-type="float">
            <text:p>85194</text:p>
          </table:table-cell>
          <table:table-cell office:value-type="float" office:value="85288" calcext:value-type="float">
            <text:p>852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288" calcext:value-type="float">
            <text:p>85288</text:p>
          </table:table-cell>
          <table:table-cell office:value-type="float" office:value="85366" calcext:value-type="float">
            <text:p>8536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456" calcext:value-type="float">
            <text:p>85456</text:p>
          </table:table-cell>
          <table:table-cell office:value-type="float" office:value="85514" calcext:value-type="float">
            <text:p>8551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514" calcext:value-type="float">
            <text:p>85514</text:p>
          </table:table-cell>
          <table:table-cell office:value-type="float" office:value="85616" calcext:value-type="float">
            <text:p>8561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616" calcext:value-type="float">
            <text:p>85616</text:p>
          </table:table-cell>
          <table:table-cell office:value-type="float" office:value="85636" calcext:value-type="float">
            <text:p>8563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5636" calcext:value-type="float">
            <text:p>85636</text:p>
          </table:table-cell>
          <table:table-cell office:value-type="float" office:value="85702" calcext:value-type="float">
            <text:p>857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732" calcext:value-type="float">
            <text:p>85732</text:p>
          </table:table-cell>
          <table:table-cell office:value-type="float" office:value="85863" calcext:value-type="float">
            <text:p>8586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5863" calcext:value-type="float">
            <text:p>85863</text:p>
          </table:table-cell>
          <table:table-cell office:value-type="float" office:value="86135" calcext:value-type="float">
            <text:p>8613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6449" calcext:value-type="float">
            <text:p>86449</text:p>
          </table:table-cell>
          <table:table-cell office:value-type="float" office:value="86510" calcext:value-type="float">
            <text:p>8651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6503" calcext:value-type="float">
            <text:p>86503</text:p>
          </table:table-cell>
          <table:table-cell office:value-type="float" office:value="86591" calcext:value-type="float">
            <text:p>8659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6510" calcext:value-type="float">
            <text:p>86510</text:p>
          </table:table-cell>
          <table:table-cell office:value-type="float" office:value="86660" calcext:value-type="float">
            <text:p>866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660" calcext:value-type="float">
            <text:p>86660</text:p>
          </table:table-cell>
          <table:table-cell office:value-type="float" office:value="86718" calcext:value-type="float">
            <text:p>8671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6718" calcext:value-type="float">
            <text:p>86718</text:p>
          </table:table-cell>
          <table:table-cell office:value-type="float" office:value="86780" calcext:value-type="float">
            <text:p>867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780" calcext:value-type="float">
            <text:p>86780</text:p>
          </table:table-cell>
          <table:table-cell office:value-type="float" office:value="86860" calcext:value-type="float">
            <text:p>8686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860" calcext:value-type="float">
            <text:p>86860</text:p>
          </table:table-cell>
          <table:table-cell office:value-type="float" office:value="86936" calcext:value-type="float">
            <text:p>869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020" calcext:value-type="float">
            <text:p>87020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084" calcext:value-type="float">
            <text:p>87084</text:p>
          </table:table-cell>
          <table:table-cell office:value-type="float" office:value="87174" calcext:value-type="float">
            <text:p>8717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174" calcext:value-type="float">
            <text:p>87174</text:p>
          </table:table-cell>
          <table:table-cell office:value-type="float" office:value="87247" calcext:value-type="float">
            <text:p>8724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7247" calcext:value-type="float">
            <text:p>87247</text:p>
          </table:table-cell>
          <table:table-cell office:value-type="float" office:value="87301" calcext:value-type="float">
            <text:p>873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301" calcext:value-type="float">
            <text:p>87301</text:p>
          </table:table-cell>
          <table:table-cell office:value-type="float" office:value="87398" calcext:value-type="float">
            <text:p>8739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7398" calcext:value-type="float">
            <text:p>87398</text:p>
          </table:table-cell>
          <table:table-cell office:value-type="float" office:value="87864" calcext:value-type="float">
            <text:p>8786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1347" calcext:value-type="float">
            <text:p>91347</text:p>
          </table:table-cell>
          <table:table-cell office:value-type="float" office:value="91427" calcext:value-type="float">
            <text:p>9142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1523" calcext:value-type="float">
            <text:p>91523</text:p>
          </table:table-cell>
          <table:table-cell office:value-type="float" office:value="91619" calcext:value-type="float">
            <text:p>9161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1427" calcext:value-type="float">
            <text:p>91427</text:p>
          </table:table-cell>
          <table:table-cell office:value-type="float" office:value="91645" calcext:value-type="float">
            <text:p>9164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1619" calcext:value-type="float">
            <text:p>91619</text:p>
          </table:table-cell>
          <table:table-cell office:value-type="float" office:value="91797" calcext:value-type="float">
            <text:p>9179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1989" calcext:value-type="float">
            <text:p>91989</text:p>
          </table:table-cell>
          <table:table-cell office:value-type="float" office:value="92062" calcext:value-type="float">
            <text:p>9206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2062" calcext:value-type="float">
            <text:p>92062</text:p>
          </table:table-cell>
          <table:table-cell office:value-type="float" office:value="92104" calcext:value-type="float">
            <text:p>9210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104" calcext:value-type="float">
            <text:p>92104</text:p>
          </table:table-cell>
          <table:table-cell office:value-type="float" office:value="92248" calcext:value-type="float">
            <text:p>9224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2248" calcext:value-type="float">
            <text:p>92248</text:p>
          </table:table-cell>
          <table:table-cell office:value-type="float" office:value="92308" calcext:value-type="float">
            <text:p>923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308" calcext:value-type="float">
            <text:p>92308</text:p>
          </table:table-cell>
          <table:table-cell office:value-type="float" office:value="92374" calcext:value-type="float">
            <text:p>9237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374" calcext:value-type="float">
            <text:p>92374</text:p>
          </table:table-cell>
          <table:table-cell office:value-type="float" office:value="92756" calcext:value-type="float">
            <text:p>927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944" calcext:value-type="float">
            <text:p>92944</text:p>
          </table:table-cell>
          <table:table-cell office:value-type="float" office:value="92999" calcext:value-type="float">
            <text:p>9299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999" calcext:value-type="float">
            <text:p>92999</text:p>
          </table:table-cell>
          <table:table-cell office:value-type="float" office:value="93145" calcext:value-type="float">
            <text:p>9314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145" calcext:value-type="float">
            <text:p>93145</text:p>
          </table:table-cell>
          <table:table-cell office:value-type="float" office:value="93189" calcext:value-type="float">
            <text:p>9318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3189" calcext:value-type="float">
            <text:p>93189</text:p>
          </table:table-cell>
          <table:table-cell office:value-type="float" office:value="93369" calcext:value-type="float">
            <text:p>933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369" calcext:value-type="float">
            <text:p>93369</text:p>
          </table:table-cell>
          <table:table-cell office:value-type="float" office:value="93451" calcext:value-type="float">
            <text:p>9345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3451" calcext:value-type="float">
            <text:p>93451</text:p>
          </table:table-cell>
          <table:table-cell office:value-type="float" office:value="93529" calcext:value-type="float">
            <text:p>9352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4357" calcext:value-type="float">
            <text:p>94357</text:p>
          </table:table-cell>
          <table:table-cell office:value-type="float" office:value="94487" calcext:value-type="float">
            <text:p>9448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4487" calcext:value-type="float">
            <text:p>94487</text:p>
          </table:table-cell>
          <table:table-cell office:value-type="float" office:value="94549" calcext:value-type="float">
            <text:p>9454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4487" calcext:value-type="float">
            <text:p>94487</text:p>
          </table:table-cell>
          <table:table-cell office:value-type="float" office:value="94685" calcext:value-type="float">
            <text:p>9468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4549" calcext:value-type="float">
            <text:p>94549</text:p>
          </table:table-cell>
          <table:table-cell office:value-type="float" office:value="94687" calcext:value-type="float">
            <text:p>9468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4735" calcext:value-type="float">
            <text:p>94735</text:p>
          </table:table-cell>
          <table:table-cell office:value-type="float" office:value="94755" calcext:value-type="float">
            <text:p>9475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4687" calcext:value-type="float">
            <text:p>94687</text:p>
          </table:table-cell>
          <table:table-cell office:value-type="float" office:value="94823" calcext:value-type="float">
            <text:p>9482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4823" calcext:value-type="float">
            <text:p>94823</text:p>
          </table:table-cell>
          <table:table-cell office:value-type="float" office:value="94861" calcext:value-type="float">
            <text:p>948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4861" calcext:value-type="float">
            <text:p>94861</text:p>
          </table:table-cell>
          <table:table-cell office:value-type="float" office:value="94955" calcext:value-type="float">
            <text:p>9495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4955" calcext:value-type="float">
            <text:p>94955</text:p>
          </table:table-cell>
          <table:table-cell office:value-type="float" office:value="95069" calcext:value-type="float">
            <text:p>9506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6860" calcext:value-type="float">
            <text:p>96860</text:p>
          </table:table-cell>
          <table:table-cell office:value-type="float" office:value="96965" calcext:value-type="float">
            <text:p>9696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6965" calcext:value-type="float">
            <text:p>96965</text:p>
          </table:table-cell>
          <table:table-cell office:value-type="float" office:value="97087" calcext:value-type="float">
            <text:p>9708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6938" calcext:value-type="float">
            <text:p>96938</text:p>
          </table:table-cell>
          <table:table-cell office:value-type="float" office:value="97088" calcext:value-type="float">
            <text:p>9708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7122" calcext:value-type="float">
            <text:p>97122</text:p>
          </table:table-cell>
          <table:table-cell office:value-type="float" office:value="97142" calcext:value-type="float">
            <text:p>9714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7222" calcext:value-type="float">
            <text:p>97222</text:p>
          </table:table-cell>
          <table:table-cell office:value-type="float" office:value="97280" calcext:value-type="float">
            <text:p>972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280" calcext:value-type="float">
            <text:p>97280</text:p>
          </table:table-cell>
          <table:table-cell office:value-type="float" office:value="97456" calcext:value-type="float">
            <text:p>9745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7456" calcext:value-type="float">
            <text:p>97456</text:p>
          </table:table-cell>
          <table:table-cell office:value-type="float" office:value="98076" calcext:value-type="float">
            <text:p>9807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076" calcext:value-type="float">
            <text:p>98076</text:p>
          </table:table-cell>
          <table:table-cell office:value-type="float" office:value="98132" calcext:value-type="float">
            <text:p>9813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132" calcext:value-type="float">
            <text:p>98132</text:p>
          </table:table-cell>
          <table:table-cell office:value-type="float" office:value="98216" calcext:value-type="float">
            <text:p>9821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320" calcext:value-type="float">
            <text:p>98320</text:p>
          </table:table-cell>
          <table:table-cell office:value-type="float" office:value="98411" calcext:value-type="float">
            <text:p>9841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411" calcext:value-type="float">
            <text:p>98411</text:p>
          </table:table-cell>
          <table:table-cell office:value-type="float" office:value="98521" calcext:value-type="float">
            <text:p>9852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521" calcext:value-type="float">
            <text:p>98521</text:p>
          </table:table-cell>
          <table:table-cell office:value-type="float" office:value="98549" calcext:value-type="float">
            <text:p>9854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549" calcext:value-type="float">
            <text:p>98549</text:p>
          </table:table-cell>
          <table:table-cell office:value-type="float" office:value="98603" calcext:value-type="float">
            <text:p>986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603" calcext:value-type="float">
            <text:p>98603</text:p>
          </table:table-cell>
          <table:table-cell office:value-type="float" office:value="98775" calcext:value-type="float">
            <text:p>9877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583" calcext:value-type="float">
            <text:p>99583</text:p>
          </table:table-cell>
          <table:table-cell office:value-type="float" office:value="99649" calcext:value-type="float">
            <text:p>9964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775" calcext:value-type="float">
            <text:p>98775</text:p>
          </table:table-cell>
          <table:table-cell office:value-type="float" office:value="99653" calcext:value-type="float">
            <text:p>996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887" calcext:value-type="float">
            <text:p>99887</text:p>
          </table:table-cell>
          <table:table-cell office:value-type="float" office:value="99959" calcext:value-type="float">
            <text:p>9995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9955" calcext:value-type="float">
            <text:p>99955</text:p>
          </table:table-cell>
          <table:table-cell office:value-type="float" office:value="100159" calcext:value-type="float">
            <text:p>100159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99955" calcext:value-type="float">
            <text:p>99955</text:p>
          </table:table-cell>
          <table:table-cell office:value-type="float" office:value="100159" calcext:value-type="float">
            <text:p>10015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9955" calcext:value-type="float">
            <text:p>99955</text:p>
          </table:table-cell>
          <table:table-cell office:value-type="float" office:value="100187" calcext:value-type="float">
            <text:p>1001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159" calcext:value-type="float">
            <text:p>100159</text:p>
          </table:table-cell>
          <table:table-cell office:value-type="float" office:value="100305" calcext:value-type="float">
            <text:p>1003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0305" calcext:value-type="float">
            <text:p>100305</text:p>
          </table:table-cell>
          <table:table-cell office:value-type="float" office:value="100357" calcext:value-type="float">
            <text:p>1003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357" calcext:value-type="float">
            <text:p>100357</text:p>
          </table:table-cell>
          <table:table-cell office:value-type="float" office:value="100449" calcext:value-type="float">
            <text:p>1004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449" calcext:value-type="float">
            <text:p>100449</text:p>
          </table:table-cell>
          <table:table-cell office:value-type="float" office:value="100500" calcext:value-type="float">
            <text:p>1005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648" calcext:value-type="float">
            <text:p>100648</text:p>
          </table:table-cell>
          <table:table-cell office:value-type="float" office:value="100688" calcext:value-type="float">
            <text:p>1006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996" calcext:value-type="float">
            <text:p>1009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996" calcext:value-type="float">
            <text:p>100996</text:p>
          </table:table-cell>
          <table:table-cell office:value-type="float" office:value="101194" calcext:value-type="float">
            <text:p>10119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1194" calcext:value-type="float">
            <text:p>101194</text:p>
          </table:table-cell>
          <table:table-cell office:value-type="float" office:value="101270" calcext:value-type="float">
            <text:p>1012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270" calcext:value-type="float">
            <text:p>101270</text:p>
          </table:table-cell>
          <table:table-cell office:value-type="float" office:value="101454" calcext:value-type="float">
            <text:p>10145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1454" calcext:value-type="float">
            <text:p>101454</text:p>
          </table:table-cell>
          <table:table-cell office:value-type="float" office:value="101646" calcext:value-type="float">
            <text:p>10164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1900" calcext:value-type="float">
            <text:p>101900</text:p>
          </table:table-cell>
          <table:table-cell office:value-type="float" office:value="101959" calcext:value-type="float">
            <text:p>10195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1959" calcext:value-type="float">
            <text:p>101959</text:p>
          </table:table-cell>
          <table:table-cell office:value-type="float" office:value="102137" calcext:value-type="float">
            <text:p>10213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1959" calcext:value-type="float">
            <text:p>101959</text:p>
          </table:table-cell>
          <table:table-cell office:value-type="float" office:value="102147" calcext:value-type="float">
            <text:p>1021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147" calcext:value-type="float">
            <text:p>102147</text:p>
          </table:table-cell>
          <table:table-cell office:value-type="float" office:value="102243" calcext:value-type="float">
            <text:p>10224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2243" calcext:value-type="float">
            <text:p>102243</text:p>
          </table:table-cell>
          <table:table-cell office:value-type="float" office:value="102507" calcext:value-type="float">
            <text:p>1025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541" calcext:value-type="float">
            <text:p>102541</text:p>
          </table:table-cell>
          <table:table-cell office:value-type="float" office:value="102631" calcext:value-type="float">
            <text:p>10263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2631" calcext:value-type="float">
            <text:p>102631</text:p>
          </table:table-cell>
          <table:table-cell office:value-type="float" office:value="103091" calcext:value-type="float">
            <text:p>10309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091" calcext:value-type="float">
            <text:p>103091</text:p>
          </table:table-cell>
          <table:table-cell office:value-type="float" office:value="103203" calcext:value-type="float">
            <text:p>10320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203" calcext:value-type="float">
            <text:p>103203</text:p>
          </table:table-cell>
          <table:table-cell office:value-type="float" office:value="103525" calcext:value-type="float">
            <text:p>1035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675" calcext:value-type="float">
            <text:p>103675</text:p>
          </table:table-cell>
          <table:table-cell office:value-type="float" office:value="103790" calcext:value-type="float">
            <text:p>10379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4044" calcext:value-type="float">
            <text:p>10404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3781" calcext:value-type="float">
            <text:p>103781</text:p>
          </table:table-cell>
          <table:table-cell office:value-type="float" office:value="104065" calcext:value-type="float">
            <text:p>10406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3790" calcext:value-type="float">
            <text:p>103790</text:p>
          </table:table-cell>
          <table:table-cell office:value-type="float" office:value="104170" calcext:value-type="float">
            <text:p>10417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4212" calcext:value-type="float">
            <text:p>104212</text:p>
          </table:table-cell>
          <table:table-cell office:value-type="float" office:value="104258" calcext:value-type="float">
            <text:p>1042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238" calcext:value-type="float">
            <text:p>104238</text:p>
          </table:table-cell>
          <table:table-cell office:value-type="float" office:value="104344" calcext:value-type="float">
            <text:p>10434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344" calcext:value-type="float">
            <text:p>104344</text:p>
          </table:table-cell>
          <table:table-cell office:value-type="float" office:value="104426" calcext:value-type="float">
            <text:p>1044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426" calcext:value-type="float">
            <text:p>104426</text:p>
          </table:table-cell>
          <table:table-cell office:value-type="float" office:value="104496" calcext:value-type="float">
            <text:p>10449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496" calcext:value-type="float">
            <text:p>104496</text:p>
          </table:table-cell>
          <table:table-cell office:value-type="float" office:value="104564" calcext:value-type="float">
            <text:p>1045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602" calcext:value-type="float">
            <text:p>104602</text:p>
          </table:table-cell>
          <table:table-cell office:value-type="float" office:value="104698" calcext:value-type="float">
            <text:p>10469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698" calcext:value-type="float">
            <text:p>104698</text:p>
          </table:table-cell>
          <table:table-cell office:value-type="float" office:value="104844" calcext:value-type="float">
            <text:p>10484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844" calcext:value-type="float">
            <text:p>104844</text:p>
          </table:table-cell>
          <table:table-cell office:value-type="float" office:value="104984" calcext:value-type="float">
            <text:p>10498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984" calcext:value-type="float">
            <text:p>104984</text:p>
          </table:table-cell>
          <table:table-cell office:value-type="float" office:value="105370" calcext:value-type="float">
            <text:p>10537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5702" calcext:value-type="float">
            <text:p>105702</text:p>
          </table:table-cell>
          <table:table-cell office:value-type="float" office:value="105767" calcext:value-type="float">
            <text:p>10576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5917" calcext:value-type="float">
            <text:p>105917</text:p>
          </table:table-cell>
          <table:table-cell office:value-type="float" office:value="105935" calcext:value-type="float">
            <text:p>10593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5767" calcext:value-type="float">
            <text:p>105767</text:p>
          </table:table-cell>
          <table:table-cell office:value-type="float" office:value="106021" calcext:value-type="float">
            <text:p>10602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5746" calcext:value-type="float">
            <text:p>105746</text:p>
          </table:table-cell>
          <table:table-cell office:value-type="float" office:value="106031" calcext:value-type="float">
            <text:p>1060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021" calcext:value-type="float">
            <text:p>106021</text:p>
          </table:table-cell>
          <table:table-cell office:value-type="float" office:value="106227" calcext:value-type="float">
            <text:p>10622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6227" calcext:value-type="float">
            <text:p>106227</text:p>
          </table:table-cell>
          <table:table-cell office:value-type="float" office:value="106315" calcext:value-type="float">
            <text:p>1063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315" calcext:value-type="float">
            <text:p>106315</text:p>
          </table:table-cell>
          <table:table-cell office:value-type="float" office:value="106347" calcext:value-type="float">
            <text:p>1063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347" calcext:value-type="float">
            <text:p>106347</text:p>
          </table:table-cell>
          <table:table-cell office:value-type="float" office:value="106411" calcext:value-type="float">
            <text:p>1064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411" calcext:value-type="float">
            <text:p>106411</text:p>
          </table:table-cell>
          <table:table-cell office:value-type="float" office:value="106459" calcext:value-type="float">
            <text:p>1064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6459" calcext:value-type="float">
            <text:p>106459</text:p>
          </table:table-cell>
          <table:table-cell office:value-type="float" office:value="106557" calcext:value-type="float">
            <text:p>1065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773" calcext:value-type="float">
            <text:p>106773</text:p>
          </table:table-cell>
          <table:table-cell office:value-type="float" office:value="106923" calcext:value-type="float">
            <text:p>1069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923" calcext:value-type="float">
            <text:p>106923</text:p>
          </table:table-cell>
          <table:table-cell office:value-type="float" office:value="107055" calcext:value-type="float">
            <text:p>10705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7055" calcext:value-type="float">
            <text:p>107055</text:p>
          </table:table-cell>
          <table:table-cell office:value-type="float" office:value="107105" calcext:value-type="float">
            <text:p>1071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7325" calcext:value-type="float">
            <text:p>107325</text:p>
          </table:table-cell>
          <table:table-cell office:value-type="float" office:value="107429" calcext:value-type="float">
            <text:p>10742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7429" calcext:value-type="float">
            <text:p>107429</text:p>
          </table:table-cell>
          <table:table-cell office:value-type="float" office:value="107713" calcext:value-type="float">
            <text:p>10771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7887" calcext:value-type="float">
            <text:p>107887</text:p>
          </table:table-cell>
          <table:table-cell office:value-type="float" office:value="108002" calcext:value-type="float">
            <text:p>10800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7955" calcext:value-type="float">
            <text:p>107955</text:p>
          </table:table-cell>
          <table:table-cell office:value-type="float" office:value="108055" calcext:value-type="float">
            <text:p>10805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8002" calcext:value-type="float">
            <text:p>108002</text:p>
          </table:table-cell>
          <table:table-cell office:value-type="float" office:value="108100" calcext:value-type="float">
            <text:p>1081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100" calcext:value-type="float">
            <text:p>108100</text:p>
          </table:table-cell>
          <table:table-cell office:value-type="float" office:value="108232" calcext:value-type="float">
            <text:p>1082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232" calcext:value-type="float">
            <text:p>108232</text:p>
          </table:table-cell>
          <table:table-cell office:value-type="float" office:value="108290" calcext:value-type="float">
            <text:p>10829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290" calcext:value-type="float">
            <text:p>108290</text:p>
          </table:table-cell>
          <table:table-cell office:value-type="float" office:value="108500" calcext:value-type="float">
            <text:p>10850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8785" calcext:value-type="float">
            <text:p>1087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785" calcext:value-type="float">
            <text:p>108785</text:p>
          </table:table-cell>
          <table:table-cell office:value-type="float" office:value="108823" calcext:value-type="float">
            <text:p>10882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823" calcext:value-type="float">
            <text:p>108823</text:p>
          </table:table-cell>
          <table:table-cell office:value-type="float" office:value="109184" calcext:value-type="float">
            <text:p>10918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9184" calcext:value-type="float">
            <text:p>109184</text:p>
          </table:table-cell>
          <table:table-cell office:value-type="float" office:value="109354" calcext:value-type="float">
            <text:p>10935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9354" calcext:value-type="float">
            <text:p>109354</text:p>
          </table:table-cell>
          <table:table-cell office:value-type="float" office:value="109446" calcext:value-type="float">
            <text:p>10944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9446" calcext:value-type="float">
            <text:p>109446</text:p>
          </table:table-cell>
          <table:table-cell office:value-type="float" office:value="109590" calcext:value-type="float">
            <text:p>1095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9590" calcext:value-type="float">
            <text:p>109590</text:p>
          </table:table-cell>
          <table:table-cell office:value-type="float" office:value="109752" calcext:value-type="float">
            <text:p>10975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0172" calcext:value-type="float">
            <text:p>110172</text:p>
          </table:table-cell>
          <table:table-cell office:value-type="float" office:value="110252" calcext:value-type="float">
            <text:p>11025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0252" calcext:value-type="float">
            <text:p>110252</text:p>
          </table:table-cell>
          <table:table-cell office:value-type="float" office:value="110302" calcext:value-type="float">
            <text:p>1103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0438" calcext:value-type="float">
            <text:p>11043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0438" calcext:value-type="float">
            <text:p>110438</text:p>
          </table:table-cell>
          <table:table-cell office:value-type="float" office:value="111056" calcext:value-type="float">
            <text:p>11105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1162" calcext:value-type="float">
            <text:p>111162</text:p>
          </table:table-cell>
          <table:table-cell office:value-type="float" office:value="111219" calcext:value-type="float">
            <text:p>11121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1219" calcext:value-type="float">
            <text:p>111219</text:p>
          </table:table-cell>
          <table:table-cell office:value-type="float" office:value="111261" calcext:value-type="float">
            <text:p>1112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1261" calcext:value-type="float">
            <text:p>111261</text:p>
          </table:table-cell>
          <table:table-cell office:value-type="float" office:value="111427" calcext:value-type="float">
            <text:p>11142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1431" calcext:value-type="float">
            <text:p>111431</text:p>
          </table:table-cell>
          <table:table-cell office:value-type="float" office:value="111495" calcext:value-type="float">
            <text:p>1114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1431" calcext:value-type="float">
            <text:p>111431</text:p>
          </table:table-cell>
          <table:table-cell office:value-type="float" office:value="111683" calcext:value-type="float">
            <text:p>11168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1683" calcext:value-type="float">
            <text:p>111683</text:p>
          </table:table-cell>
          <table:table-cell office:value-type="float" office:value="111889" calcext:value-type="float">
            <text:p>11188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1932" calcext:value-type="float">
            <text:p>111932</text:p>
          </table:table-cell>
          <table:table-cell office:value-type="float" office:value="111964" calcext:value-type="float">
            <text:p>1119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1964" calcext:value-type="float">
            <text:p>111964</text:p>
          </table:table-cell>
          <table:table-cell office:value-type="float" office:value="112080" calcext:value-type="float">
            <text:p>1120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2080" calcext:value-type="float">
            <text:p>112080</text:p>
          </table:table-cell>
          <table:table-cell office:value-type="float" office:value="112176" calcext:value-type="float">
            <text:p>11217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2176" calcext:value-type="float">
            <text:p>112176</text:p>
          </table:table-cell>
          <table:table-cell office:value-type="float" office:value="112472" calcext:value-type="float">
            <text:p>11247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5522" calcext:value-type="float">
            <text:p>115522</text:p>
          </table:table-cell>
          <table:table-cell office:value-type="float" office:value="115584" calcext:value-type="float">
            <text:p>11558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5584" calcext:value-type="float">
            <text:p>115584</text:p>
          </table:table-cell>
          <table:table-cell office:value-type="float" office:value="115674" calcext:value-type="float">
            <text:p>11567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5674" calcext:value-type="float">
            <text:p>115674</text:p>
          </table:table-cell>
          <table:table-cell office:value-type="float" office:value="115874" calcext:value-type="float">
            <text:p>11587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5874" calcext:value-type="float">
            <text:p>115874</text:p>
          </table:table-cell>
          <table:table-cell office:value-type="float" office:value="116072" calcext:value-type="float">
            <text:p>11607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6121" calcext:value-type="float">
            <text:p>116121</text:p>
          </table:table-cell>
          <table:table-cell office:value-type="float" office:value="116151" calcext:value-type="float">
            <text:p>11615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6151" calcext:value-type="float">
            <text:p>116151</text:p>
          </table:table-cell>
          <table:table-cell office:value-type="float" office:value="116205" calcext:value-type="float">
            <text:p>1162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205" calcext:value-type="float">
            <text:p>116205</text:p>
          </table:table-cell>
          <table:table-cell office:value-type="float" office:value="116243" calcext:value-type="float">
            <text:p>11624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6243" calcext:value-type="float">
            <text:p>116243</text:p>
          </table:table-cell>
          <table:table-cell office:value-type="float" office:value="116328" calcext:value-type="float">
            <text:p>11632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6377" calcext:value-type="float">
            <text:p>116377</text:p>
          </table:table-cell>
          <table:table-cell office:value-type="float" office:value="116426" calcext:value-type="float">
            <text:p>11642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6426" calcext:value-type="float">
            <text:p>116426</text:p>
          </table:table-cell>
          <table:table-cell office:value-type="float" office:value="116522" calcext:value-type="float">
            <text:p>11652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6418" calcext:value-type="float">
            <text:p>116418</text:p>
          </table:table-cell>
          <table:table-cell office:value-type="float" office:value="116524" calcext:value-type="float">
            <text:p>1165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524" calcext:value-type="float">
            <text:p>116524</text:p>
          </table:table-cell>
          <table:table-cell office:value-type="float" office:value="116596" calcext:value-type="float">
            <text:p>11659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6596" calcext:value-type="float">
            <text:p>116596</text:p>
          </table:table-cell>
          <table:table-cell office:value-type="float" office:value="116704" calcext:value-type="float">
            <text:p>11670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704" calcext:value-type="float">
            <text:p>116704</text:p>
          </table:table-cell>
          <table:table-cell office:value-type="float" office:value="116757" calcext:value-type="float">
            <text:p>11675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6757" calcext:value-type="float">
            <text:p>116757</text:p>
          </table:table-cell>
          <table:table-cell office:value-type="float" office:value="116857" calcext:value-type="float">
            <text:p>11685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6909" calcext:value-type="float">
            <text:p>116909</text:p>
          </table:table-cell>
          <table:table-cell office:value-type="float" office:value="117101" calcext:value-type="float">
            <text:p>11710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7163" calcext:value-type="float">
            <text:p>117163</text:p>
          </table:table-cell>
          <table:table-cell office:value-type="float" office:value="117241" calcext:value-type="float">
            <text:p>11724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241" calcext:value-type="float">
            <text:p>117241</text:p>
          </table:table-cell>
          <table:table-cell office:value-type="float" office:value="117511" calcext:value-type="float">
            <text:p>11751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7511" calcext:value-type="float">
            <text:p>117511</text:p>
          </table:table-cell>
          <table:table-cell office:value-type="float" office:value="117687" calcext:value-type="float">
            <text:p>1176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687" calcext:value-type="float">
            <text:p>117687</text:p>
          </table:table-cell>
          <table:table-cell office:value-type="float" office:value="117800" calcext:value-type="float">
            <text:p>11780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7800" calcext:value-type="float">
            <text:p>117800</text:p>
          </table:table-cell>
          <table:table-cell office:value-type="float" office:value="117887" calcext:value-type="float">
            <text:p>11788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8095" calcext:value-type="float">
            <text:p>118095</text:p>
          </table:table-cell>
          <table:table-cell office:value-type="float" office:value="118155" calcext:value-type="float">
            <text:p>11815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8144" calcext:value-type="float">
            <text:p>118144</text:p>
          </table:table-cell>
          <table:table-cell office:value-type="float" office:value="118264" calcext:value-type="float">
            <text:p>1182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264" calcext:value-type="float">
            <text:p>118264</text:p>
          </table:table-cell>
          <table:table-cell office:value-type="float" office:value="118324" calcext:value-type="float">
            <text:p>11832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8155" calcext:value-type="float">
            <text:p>118155</text:p>
          </table:table-cell>
          <table:table-cell office:value-type="float" office:value="118345" calcext:value-type="float">
            <text:p>1183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8324" calcext:value-type="float">
            <text:p>118324</text:p>
          </table:table-cell>
          <table:table-cell office:value-type="float" office:value="118480" calcext:value-type="float">
            <text:p>11848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8516" calcext:value-type="float">
            <text:p>118516</text:p>
          </table:table-cell>
          <table:table-cell office:value-type="float" office:value="118548" calcext:value-type="float">
            <text:p>1185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548" calcext:value-type="float">
            <text:p>118548</text:p>
          </table:table-cell>
          <table:table-cell office:value-type="float" office:value="118780" calcext:value-type="float">
            <text:p>11878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780" calcext:value-type="float">
            <text:p>118780</text:p>
          </table:table-cell>
          <table:table-cell office:value-type="float" office:value="119019" calcext:value-type="float">
            <text:p>11901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019" calcext:value-type="float">
            <text:p>119019</text:p>
          </table:table-cell>
          <table:table-cell office:value-type="float" office:value="119064" calcext:value-type="float">
            <text:p>11906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9064" calcext:value-type="float">
            <text:p>119064</text:p>
          </table:table-cell>
          <table:table-cell office:value-type="float" office:value="119546" calcext:value-type="float">
            <text:p>11954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546" calcext:value-type="float">
            <text:p>119546</text:p>
          </table:table-cell>
          <table:table-cell office:value-type="float" office:value="120116" calcext:value-type="float">
            <text:p>12011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0462" calcext:value-type="float">
            <text:p>1204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0462" calcext:value-type="float">
            <text:p>120462</text:p>
          </table:table-cell>
          <table:table-cell office:value-type="float" office:value="120578" calcext:value-type="float">
            <text:p>1205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0578" calcext:value-type="float">
            <text:p>120578</text:p>
          </table:table-cell>
          <table:table-cell office:value-type="float" office:value="121362" calcext:value-type="float">
            <text:p>1213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362" calcext:value-type="float">
            <text:p>121362</text:p>
          </table:table-cell>
          <table:table-cell office:value-type="float" office:value="121476" calcext:value-type="float">
            <text:p>12147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1476" calcext:value-type="float">
            <text:p>121476</text:p>
          </table:table-cell>
          <table:table-cell office:value-type="float" office:value="121744" calcext:value-type="float">
            <text:p>12174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772" calcext:value-type="float">
            <text:p>121772</text:p>
          </table:table-cell>
          <table:table-cell office:value-type="float" office:value="121854" calcext:value-type="float">
            <text:p>12185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1854" calcext:value-type="float">
            <text:p>121854</text:p>
          </table:table-cell>
          <table:table-cell office:value-type="float" office:value="122178" calcext:value-type="float">
            <text:p>1221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182" calcext:value-type="float">
            <text:p>122182</text:p>
          </table:table-cell>
          <table:table-cell office:value-type="float" office:value="122270" calcext:value-type="float">
            <text:p>12227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2278" calcext:value-type="float">
            <text:p>122278</text:p>
          </table:table-cell>
          <table:table-cell office:value-type="float" office:value="122406" calcext:value-type="float">
            <text:p>12240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22272" calcext:value-type="float">
            <text:p>122272</text:p>
          </table:table-cell>
          <table:table-cell office:value-type="float" office:value="122456" calcext:value-type="float">
            <text:p>1224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406" calcext:value-type="float">
            <text:p>122406</text:p>
          </table:table-cell>
          <table:table-cell office:value-type="float" office:value="122526" calcext:value-type="float">
            <text:p>12252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2526" calcext:value-type="float">
            <text:p>122526</text:p>
          </table:table-cell>
          <table:table-cell office:value-type="float" office:value="122852" calcext:value-type="float">
            <text:p>12285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2902" calcext:value-type="float">
            <text:p>122902</text:p>
          </table:table-cell>
          <table:table-cell office:value-type="float" office:value="122933" calcext:value-type="float">
            <text:p>12293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2933" calcext:value-type="float">
            <text:p>122933</text:p>
          </table:table-cell>
          <table:table-cell office:value-type="float" office:value="122965" calcext:value-type="float">
            <text:p>1229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965" calcext:value-type="float">
            <text:p>122965</text:p>
          </table:table-cell>
          <table:table-cell office:value-type="float" office:value="123185" calcext:value-type="float">
            <text:p>12318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3185" calcext:value-type="float">
            <text:p>123185</text:p>
          </table:table-cell>
          <table:table-cell office:value-type="float" office:value="123701" calcext:value-type="float">
            <text:p>12370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3751" calcext:value-type="float">
            <text:p>123751</text:p>
          </table:table-cell>
          <table:table-cell office:value-type="float" office:value="123765" calcext:value-type="float">
            <text:p>12376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3765" calcext:value-type="float">
            <text:p>123765</text:p>
          </table:table-cell>
          <table:table-cell office:value-type="float" office:value="123929" calcext:value-type="float">
            <text:p>12392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3929" calcext:value-type="float">
            <text:p>123929</text:p>
          </table:table-cell>
          <table:table-cell office:value-type="float" office:value="123951" calcext:value-type="float">
            <text:p>12395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4234" calcext:value-type="float">
            <text:p>124234</text:p>
          </table:table-cell>
          <table:table-cell office:value-type="float" office:value="124376" calcext:value-type="float">
            <text:p>12437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4329" calcext:value-type="float">
            <text:p>124329</text:p>
          </table:table-cell>
          <table:table-cell office:value-type="float" office:value="124466" calcext:value-type="float">
            <text:p>12446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4329" calcext:value-type="float">
            <text:p>124329</text:p>
          </table:table-cell>
          <table:table-cell office:value-type="float" office:value="124505" calcext:value-type="float">
            <text:p>12450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4505" calcext:value-type="float">
            <text:p>124505</text:p>
          </table:table-cell>
          <table:table-cell office:value-type="float" office:value="124605" calcext:value-type="float">
            <text:p>12460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4687" calcext:value-type="float">
            <text:p>124687</text:p>
          </table:table-cell>
          <table:table-cell office:value-type="float" office:value="124715" calcext:value-type="float">
            <text:p>12471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4715" calcext:value-type="float">
            <text:p>124715</text:p>
          </table:table-cell>
          <table:table-cell office:value-type="float" office:value="124861" calcext:value-type="float">
            <text:p>12486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4913" calcext:value-type="float">
            <text:p>124913</text:p>
          </table:table-cell>
          <table:table-cell office:value-type="float" office:value="124957" calcext:value-type="float">
            <text:p>1249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957" calcext:value-type="float">
            <text:p>124957</text:p>
          </table:table-cell>
          <table:table-cell office:value-type="float" office:value="125059" calcext:value-type="float">
            <text:p>1250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5059" calcext:value-type="float">
            <text:p>125059</text:p>
          </table:table-cell>
          <table:table-cell office:value-type="float" office:value="125561" calcext:value-type="float">
            <text:p>12556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5605" calcext:value-type="float">
            <text:p>125605</text:p>
          </table:table-cell>
          <table:table-cell office:value-type="float" office:value="125628" calcext:value-type="float">
            <text:p>12562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5628" calcext:value-type="float">
            <text:p>125628</text:p>
          </table:table-cell>
          <table:table-cell office:value-type="float" office:value="125658" calcext:value-type="float">
            <text:p>1256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658" calcext:value-type="float">
            <text:p>125658</text:p>
          </table:table-cell>
          <table:table-cell office:value-type="float" office:value="125696" calcext:value-type="float">
            <text:p>12569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5696" calcext:value-type="float">
            <text:p>125696</text:p>
          </table:table-cell>
          <table:table-cell office:value-type="float" office:value="125748" calcext:value-type="float">
            <text:p>1257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748" calcext:value-type="float">
            <text:p>125748</text:p>
          </table:table-cell>
          <table:table-cell office:value-type="float" office:value="125884" calcext:value-type="float">
            <text:p>12588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5884" calcext:value-type="float">
            <text:p>125884</text:p>
          </table:table-cell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6060" calcext:value-type="float">
            <text:p>12606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6172" calcext:value-type="float">
            <text:p>126172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6232" calcext:value-type="float">
            <text:p>12623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6172" calcext:value-type="float">
            <text:p>126172</text:p>
          </table:table-cell>
          <table:table-cell office:value-type="float" office:value="126234" calcext:value-type="float">
            <text:p>12623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6234" calcext:value-type="float">
            <text:p>126234</text:p>
          </table:table-cell>
          <table:table-cell office:value-type="float" office:value="126394" calcext:value-type="float">
            <text:p>12639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6394" calcext:value-type="float">
            <text:p>126394</text:p>
          </table:table-cell>
          <table:table-cell office:value-type="float" office:value="126460" calcext:value-type="float">
            <text:p>1264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6460" calcext:value-type="float">
            <text:p>126460</text:p>
          </table:table-cell>
          <table:table-cell office:value-type="float" office:value="126648" calcext:value-type="float">
            <text:p>1266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6648" calcext:value-type="float">
            <text:p>126648</text:p>
          </table:table-cell>
          <table:table-cell office:value-type="float" office:value="126720" calcext:value-type="float">
            <text:p>12672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6908" calcext:value-type="float">
            <text:p>126908</text:p>
          </table:table-cell>
          <table:table-cell office:value-type="float" office:value="126965" calcext:value-type="float">
            <text:p>12696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6234" calcext:value-type="float">
            <text:p>126234</text:p>
          </table:table-cell>
          <table:table-cell office:value-type="float" office:value="126965" calcext:value-type="float">
            <text:p>12696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6965" calcext:value-type="float">
            <text:p>126965</text:p>
          </table:table-cell>
          <table:table-cell office:value-type="float" office:value="127029" calcext:value-type="float">
            <text:p>12702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74" calcext:value-type="float">
            <text:p>12727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441" calcext:value-type="float">
            <text:p>12744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441" calcext:value-type="float">
            <text:p>12744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7779" calcext:value-type="float">
            <text:p>127779</text:p>
          </table:table-cell>
          <table:table-cell office:value-type="float" office:value="127937" calcext:value-type="float">
            <text:p>12793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7969" calcext:value-type="float">
            <text:p>127969</text:p>
          </table:table-cell>
          <table:table-cell office:value-type="float" office:value="128065" calcext:value-type="float">
            <text:p>1280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065" calcext:value-type="float">
            <text:p>128065</text:p>
          </table:table-cell>
          <table:table-cell office:value-type="float" office:value="128193" calcext:value-type="float">
            <text:p>12819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193" calcext:value-type="float">
            <text:p>128193</text:p>
          </table:table-cell>
          <table:table-cell office:value-type="float" office:value="128481" calcext:value-type="float">
            <text:p>12848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481" calcext:value-type="float">
            <text:p>128481</text:p>
          </table:table-cell>
          <table:table-cell office:value-type="float" office:value="128625" calcext:value-type="float">
            <text:p>12862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8625" calcext:value-type="float">
            <text:p>128625</text:p>
          </table:table-cell>
          <table:table-cell office:value-type="float" office:value="128757" calcext:value-type="float">
            <text:p>1287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757" calcext:value-type="float">
            <text:p>128757</text:p>
          </table:table-cell>
          <table:table-cell office:value-type="float" office:value="128867" calcext:value-type="float">
            <text:p>12886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867" calcext:value-type="float">
            <text:p>128867</text:p>
          </table:table-cell>
          <table:table-cell office:value-type="float" office:value="129521" calcext:value-type="float">
            <text:p>12952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521" calcext:value-type="float">
            <text:p>129521</text:p>
          </table:table-cell>
          <table:table-cell office:value-type="float" office:value="129635" calcext:value-type="float">
            <text:p>12963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9635" calcext:value-type="float">
            <text:p>129635</text:p>
          </table:table-cell>
          <table:table-cell office:value-type="float" office:value="129662" calcext:value-type="float">
            <text:p>1296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662" calcext:value-type="float">
            <text:p>129662</text:p>
          </table:table-cell>
          <table:table-cell office:value-type="float" office:value="129814" calcext:value-type="float">
            <text:p>12981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9814" calcext:value-type="float">
            <text:p>129814</text:p>
          </table:table-cell>
          <table:table-cell office:value-type="float" office:value="129976" calcext:value-type="float">
            <text:p>1299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0092" calcext:value-type="float">
            <text:p>130092</text:p>
          </table:table-cell>
          <table:table-cell office:value-type="float" office:value="130164" calcext:value-type="float">
            <text:p>1301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7817" calcext:value-type="float">
            <text:p>127817</text:p>
          </table:table-cell>
          <table:table-cell office:value-type="float" office:value="130164" calcext:value-type="float">
            <text:p>13016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0358" calcext:value-type="float">
            <text:p>130358</text:p>
          </table:table-cell>
          <table:table-cell office:value-type="float" office:value="130428" calcext:value-type="float">
            <text:p>13042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0694" calcext:value-type="float">
            <text:p>130694</text:p>
          </table:table-cell>
          <table:table-cell office:value-type="float" office:value="130898" calcext:value-type="float">
            <text:p>13089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0898" calcext:value-type="float">
            <text:p>130898</text:p>
          </table:table-cell>
          <table:table-cell office:value-type="float" office:value="131566" calcext:value-type="float">
            <text:p>13156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1650" calcext:value-type="float">
            <text:p>131650</text:p>
          </table:table-cell>
          <table:table-cell office:value-type="float" office:value="131673" calcext:value-type="float">
            <text:p>13167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0488" calcext:value-type="float">
            <text:p>130488</text:p>
          </table:table-cell>
          <table:table-cell office:value-type="float" office:value="131673" calcext:value-type="float">
            <text:p>1316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1793" calcext:value-type="float">
            <text:p>131793</text:p>
          </table:table-cell>
          <table:table-cell office:value-type="float" office:value="131865" calcext:value-type="float">
            <text:p>13186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1865" calcext:value-type="float">
            <text:p>131865</text:p>
          </table:table-cell>
          <table:table-cell office:value-type="float" office:value="131973" calcext:value-type="float">
            <text:p>13197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3369" calcext:value-type="float">
            <text:p>133369</text:p>
          </table:table-cell>
          <table:table-cell office:value-type="float" office:value="133435" calcext:value-type="float">
            <text:p>13343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1793" calcext:value-type="float">
            <text:p>131793</text:p>
          </table:table-cell>
          <table:table-cell office:value-type="float" office:value="133435" calcext:value-type="float">
            <text:p>13343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3501" calcext:value-type="float">
            <text:p>133501</text:p>
          </table:table-cell>
          <table:table-cell office:value-type="float" office:value="133629" calcext:value-type="float">
            <text:p>13362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3629" calcext:value-type="float">
            <text:p>133629</text:p>
          </table:table-cell>
          <table:table-cell office:value-type="float" office:value="133855" calcext:value-type="float">
            <text:p>13385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3897" calcext:value-type="float">
            <text:p>133897</text:p>
          </table:table-cell>
          <table:table-cell office:value-type="float" office:value="133950" calcext:value-type="float">
            <text:p>1339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3501" calcext:value-type="float">
            <text:p>133501</text:p>
          </table:table-cell>
          <table:table-cell office:value-type="float" office:value="133950" calcext:value-type="float">
            <text:p>1339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3990" calcext:value-type="float">
            <text:p>133990</text:p>
          </table:table-cell>
          <table:table-cell office:value-type="float" office:value="134038" calcext:value-type="float">
            <text:p>13403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4038" calcext:value-type="float">
            <text:p>134038</text:p>
          </table:table-cell>
          <table:table-cell office:value-type="float" office:value="134086" calcext:value-type="float">
            <text:p>13408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3990" calcext:value-type="float">
            <text:p>133990</text:p>
          </table:table-cell>
          <table:table-cell office:value-type="float" office:value="134148" calcext:value-type="float">
            <text:p>13414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4142" calcext:value-type="float">
            <text:p>134142</text:p>
          </table:table-cell>
          <table:table-cell office:value-type="float" office:value="134156" calcext:value-type="float">
            <text:p>13415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0694" calcext:value-type="float">
            <text:p>130694</text:p>
          </table:table-cell>
          <table:table-cell office:value-type="float" office:value="134249" calcext:value-type="float">
            <text:p>13424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34156" calcext:value-type="float">
            <text:p>134156</text:p>
          </table:table-cell>
          <table:table-cell office:value-type="float" office:value="134306" calcext:value-type="float">
            <text:p>1343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4306" calcext:value-type="float">
            <text:p>134306</text:p>
          </table:table-cell>
          <table:table-cell office:value-type="float" office:value="134408" calcext:value-type="float">
            <text:p>13440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4408" calcext:value-type="float">
            <text:p>134408</text:p>
          </table:table-cell>
          <table:table-cell office:value-type="float" office:value="134660" calcext:value-type="float">
            <text:p>13466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4272" calcext:value-type="float">
            <text:p>134272</text:p>
          </table:table-cell>
          <table:table-cell office:value-type="float" office:value="134794" calcext:value-type="float">
            <text:p>1347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4660" calcext:value-type="float">
            <text:p>134660</text:p>
          </table:table-cell>
          <table:table-cell office:value-type="float" office:value="134884" calcext:value-type="float">
            <text:p>13488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4884" calcext:value-type="float">
            <text:p>134884</text:p>
          </table:table-cell>
          <table:table-cell office:value-type="float" office:value="134961" calcext:value-type="float">
            <text:p>1349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4961" calcext:value-type="float">
            <text:p>134961</text:p>
          </table:table-cell>
          <table:table-cell office:value-type="float" office:value="135121" calcext:value-type="float">
            <text:p>13512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5121" calcext:value-type="float">
            <text:p>135121</text:p>
          </table:table-cell>
          <table:table-cell office:value-type="float" office:value="135195" calcext:value-type="float">
            <text:p>1351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195" calcext:value-type="float">
            <text:p>135195</text:p>
          </table:table-cell>
          <table:table-cell office:value-type="float" office:value="135278" calcext:value-type="float">
            <text:p>1352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5278" calcext:value-type="float">
            <text:p>135278</text:p>
          </table:table-cell>
          <table:table-cell office:value-type="float" office:value="135331" calcext:value-type="float">
            <text:p>1353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331" calcext:value-type="float">
            <text:p>135331</text:p>
          </table:table-cell>
          <table:table-cell office:value-type="float" office:value="135371" calcext:value-type="float">
            <text:p>13537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5371" calcext:value-type="float">
            <text:p>135371</text:p>
          </table:table-cell>
          <table:table-cell office:value-type="float" office:value="135425" calcext:value-type="float">
            <text:p>13542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4312" calcext:value-type="float">
            <text:p>134312</text:p>
          </table:table-cell>
          <table:table-cell office:value-type="float" office:value="135695" calcext:value-type="float">
            <text:p>13569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5655" calcext:value-type="float">
            <text:p>135655</text:p>
          </table:table-cell>
          <table:table-cell office:value-type="float" office:value="135734" calcext:value-type="float">
            <text:p>13573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35734" calcext:value-type="float">
            <text:p>135734</text:p>
          </table:table-cell>
          <table:table-cell office:value-type="float" office:value="135814" calcext:value-type="float">
            <text:p>1358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5863" calcext:value-type="float">
            <text:p>13586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5863" calcext:value-type="float">
            <text:p>135863</text:p>
          </table:table-cell>
          <table:table-cell office:value-type="float" office:value="135999" calcext:value-type="float">
            <text:p>13599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999" calcext:value-type="float">
            <text:p>135999</text:p>
          </table:table-cell>
          <table:table-cell office:value-type="float" office:value="136286" calcext:value-type="float">
            <text:p>13628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6286" calcext:value-type="float">
            <text:p>136286</text:p>
          </table:table-cell>
          <table:table-cell office:value-type="float" office:value="136426" calcext:value-type="float">
            <text:p>1364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6426" calcext:value-type="float">
            <text:p>136426</text:p>
          </table:table-cell>
          <table:table-cell office:value-type="float" office:value="136510" calcext:value-type="float">
            <text:p>13651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6510" calcext:value-type="float">
            <text:p>136510</text:p>
          </table:table-cell>
          <table:table-cell office:value-type="float" office:value="136733" calcext:value-type="float">
            <text:p>1367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6733" calcext:value-type="float">
            <text:p>136733</text:p>
          </table:table-cell>
          <table:table-cell office:value-type="float" office:value="136861" calcext:value-type="float">
            <text:p>13686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6861" calcext:value-type="float">
            <text:p>136861</text:p>
          </table:table-cell>
          <table:table-cell office:value-type="float" office:value="136915" calcext:value-type="float">
            <text:p>1369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6915" calcext:value-type="float">
            <text:p>136915</text:p>
          </table:table-cell>
          <table:table-cell office:value-type="float" office:value="137019" calcext:value-type="float">
            <text:p>13701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7019" calcext:value-type="float">
            <text:p>137019</text:p>
          </table:table-cell>
          <table:table-cell office:value-type="float" office:value="137407" calcext:value-type="float">
            <text:p>1374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7407" calcext:value-type="float">
            <text:p>137407</text:p>
          </table:table-cell>
          <table:table-cell office:value-type="float" office:value="137649" calcext:value-type="float">
            <text:p>1376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7649" calcext:value-type="float">
            <text:p>137649</text:p>
          </table:table-cell>
          <table:table-cell office:value-type="float" office:value="137843" calcext:value-type="float">
            <text:p>13784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7898" calcext:value-type="float">
            <text:p>137898</text:p>
          </table:table-cell>
          <table:table-cell office:value-type="float" office:value="137934" calcext:value-type="float">
            <text:p>13793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7934" calcext:value-type="float">
            <text:p>13793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8020" calcext:value-type="float">
            <text:p>138020</text:p>
          </table:table-cell>
          <table:table-cell office:value-type="float" office:value="138311" calcext:value-type="float">
            <text:p>13831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8311" calcext:value-type="float">
            <text:p>138311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8906" calcext:value-type="float">
            <text:p>138906</text:p>
          </table:table-cell>
          <table:table-cell office:value-type="float" office:value="138939" calcext:value-type="float">
            <text:p>13893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8020" calcext:value-type="float">
            <text:p>138020</text:p>
          </table:table-cell>
          <table:table-cell office:value-type="float" office:value="138939" calcext:value-type="float">
            <text:p>13893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9053" calcext:value-type="float">
            <text:p>139053</text:p>
          </table:table-cell>
          <table:table-cell office:value-type="float" office:value="139163" calcext:value-type="float">
            <text:p>13916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9163" calcext:value-type="float">
            <text:p>139163</text:p>
          </table:table-cell>
          <table:table-cell office:value-type="float" office:value="139263" calcext:value-type="float">
            <text:p>13926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31:45.01923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3S</meta:editing-duration>
    <meta:editing-cycles>8</meta:editing-cycles>
    <meta:generator>LibreOffice/6.0.4.2$Linux_X86_64 LibreOffice_project/9b0d9b32d5dcda91d2f1a96dc04c645c450872bf</meta:generator>
    <dc:date>2018-09-25T10:32:03.618714476</dc:date>
    <meta:document-statistic meta:table-count="3" meta:cell-count="1347" meta:object-count="0"/>
    <meta:user-defined meta:name="Info 1"/>
    <meta:user-defined meta:name="Info 2"/>
    <meta:user-defined meta:name="Info 3"/>
    <meta:user-defined meta:name="Info 4"/>
  </office:meta>
</office:document-meta>
</file>